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015f" officeooo:paragraph-rsid="0003015f"/>
    </style:style>
    <style:style style:name="P2" style:family="paragraph" style:parent-style-name="Standard">
      <style:text-properties officeooo:rsid="0003bc77" officeooo:paragraph-rsid="0003bc77"/>
    </style:style>
    <style:style style:name="P3" style:family="paragraph" style:parent-style-name="Standard">
      <style:text-properties officeooo:rsid="0003bc77" officeooo:paragraph-rsid="0006406f"/>
    </style:style>
    <style:style style:name="P4" style:family="paragraph" style:parent-style-name="Standard">
      <style:text-properties officeooo:rsid="0006406f" officeooo:paragraph-rsid="0006406f"/>
    </style:style>
    <style:style style:name="T1" style:family="text">
      <style:text-properties officeooo:rsid="0003bc77"/>
    </style:style>
    <style:style style:name="T2" style:family="text">
      <style:text-properties officeooo:rsid="000640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2 page 523</text:p>
      <text:p text:style-name="P1"/>
      <text:p text:style-name="P1">1) il faut s’appuiler sur des connaissance aquise avec la lecture du texte de Victoire Hugo et de « la nuit de mai » de A.musset et les relier pour répondre la question poser. Il faudrat parler d’«  imortel » de dieu mithique ayant vecu des choses orible décrit de la plus belle des façons.</text:p>
      <text:p text:style-name="P1"/>
      <text:p text:style-name="P1">2) deux parties → plaire (1) et instruire (2) et les relier dans une syntèse. <text:span text:style-name="T1">Prendre appuis sur les fables de la fontaines pour l’aspect des deux parties</text:span></text:p>
      <text:p text:style-name="P1"/>
      <text:p text:style-name="P2">3)ce ne sera pas seulment une réflexion sur le nazisme. Il faudra prouver en s’appuyant sur le texte que oui la réflexion est sur le nazisme mais pas seulment </text:p>
      <text:p text:style-name="P2"/>
      <text:p text:style-name="P2">4)il faudra s’appuyer sur « l’etrenger » de A. camus pour confirmer la question poser mais a la foi pour préciser dans quelle mesure il l’est et il ne l’est pas.</text:p>
      <text:p text:style-name="P2"/>
      <text:p text:style-name="P2"/>
      <text:p text:style-name="P3"><text:span text:style-name="T2">Exercice 3 page 523</text:span></text:p>
      <text:p text:style-name="P3"><text:span text:style-name="T2">1) Mots clés : moyen de combat, litterature, œuvre en appuis, recuiles : au RDV allemand, poésie vériter de p. Eluard</text:span></text:p>
      <text:p text:style-name="P3"><text:span text:style-name="T2">° Dans quelle mesure les receuils : au RDV allemend poésie et veriter de p. Eluard montre que la litérature peut-etre un moyen de combat.</text:span></text:p>
      <text:p text:style-name="P3"/>
      <text:p text:style-name="P4">2) Mot clés : voyant, long, immance.</text:p>
      <text:p text:style-name="P4">Oeuvre : p. Demeny et illumination de a. Rambo</text:p>
      <text:p text:style-name="P4">Le recueil illumination est-il mise en lumière par la formule de Rambo 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1:21:00.225998423</meta:creation-date>
    <dc:date>2022-11-14T12:13:49.699709223</dc:date>
    <meta:editing-duration>PT22M8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11" meta:word-count="225" meta:character-count="1209" meta:non-whitespace-character-count="992"/>
  </office:meta>
</office:document-meta>
</file>